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5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258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4.685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3" table:default-cell-style-name="ce1"/>
        <table:table-column table:style-name="co2" table:number-columns-repeated="1013" table:default-cell-style-name="ce1"/>
        <table:table-row table:style-name="ro2">
          <table:table-cell office:value-type="string">
            <text:p>Proto-Kiranti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2">
          <table:table-cell office:value-type="string">
            <text:p>[k|kʰ]l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[k|kʰ]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y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[pʰ|p]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 table:number-columns-repeated="1004"/>
        </table:table-row>
        <table:table-row table:style-name="ro3">
          <table:table-cell office:value-type="string">
            <text:p>[s|d]ik &gt; sikt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5">
          <table:table-cell office:value-type="string">
            <text:p>[ts|s]am &gt; sam-t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 table:number-columns-repeated="1005"/>
        </table:table-row>
        <table:table-row table:style-name="ro3">
          <table:table-cell office:value-type="string">
            <text:p>[ts|s]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5">
          <table:table-cell office:value-type="string">
            <text:p>b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5">
          <table:table-cell office:value-type="string">
            <text:p>b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6">
          <table:table-cell office:value-type="string">
            <text:p>bl[u|i]m &gt; blimt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bla: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e[p|m]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blu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6">
          <table:table-cell office:value-type="string">
            <text:p>b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a[ŋ|k]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6">
          <table:table-cell office:value-type="string">
            <text:p>dɑ[m|p]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dɑ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m &gt; dimt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4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6">
          <table:table-cell office:value-type="string">
            <text:p>dɔ &gt;&gt; da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5">
          <table:table-cell office:value-type="string">
            <text:p>d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4">
          <table:table-cell office:value-type="string">
            <text:p>dum &gt; dum-si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um &gt; dumt / dum-si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5">
          <table:table-cell office:value-type="string">
            <text:p>dz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table:number-columns-repeated="1004"/>
        </table:table-row>
        <table:table-row table:style-name="ro2">
          <table:table-cell office:value-type="string">
            <text:p>dzɑ: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5">
          <table:table-cell office:value-type="string">
            <text:p>dz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dzɛk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5">
          <table:table-cell office:value-type="string">
            <text:p>dz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ur ?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5">
          <table:table-cell office:value-type="string">
            <text:p>g[a|e]k ?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3">
          <table:table-cell office:value-type="string">
            <text:p>g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g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5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2">
          <table:table-cell office:value-type="string">
            <text:p>g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g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5">
          <table:table-cell office:value-type="string">
            <text:p>gla[k|ŋ]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glu[m|p]t</text:p>
          </table:table-cell>
          <table:table-cell table:style-name="ce3"/>
          <table:table-cell/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r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g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 gup-s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haŋ &gt; haŋt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6">
          <table:table-cell office:value-type="string">
            <text:p>hɛk &gt; hɛk-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5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6">
          <table:table-cell office:value-type="string">
            <text:p>h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h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5">
          <table:table-cell office:value-type="string">
            <text:p>h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8"/>
          <table:table-cell table:style-name="Default"/>
          <table:table-cell table:number-columns-repeated="1004"/>
        </table:table-row>
        <table:table-row table:style-name="ro2">
          <table:table-cell office:value-type="string">
            <text:p>h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hut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5" office:value-type="string">
            <text:p>hɨtma (hɨttu)</text:p>
          </table:table-cell>
          <table:table-cell office:value-type="string">
            <text:p>burn</text:p>
          </table:table-cell>
          <table:table-cell table:style-name="ce5"/>
          <table:table-cell table:number-columns-repeated="1005"/>
        </table:table-row>
        <table:table-row table:style-name="ro6">
          <table:table-cell office:value-type="string">
            <text:p>j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5">
          <table:table-cell office:value-type="string">
            <text:p>jakt &gt; jak-s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a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2">
          <table:table-cell office:value-type="string">
            <text:p>j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yoŋma (y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joŋ &gt; joŋ-t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6">
          <table:table-cell office:value-type="string">
            <text:p>jɔ: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5">
          <table:table-cell office:value-type="string">
            <text:p>ju / jɛ ?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yima (y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6">
          <table:table-cell office:value-type="string">
            <text:p>j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[e|i]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y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/ kʰept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2">
          <table:table-cell office:value-type="string">
            <text:p>k[i|e]k &gt; gik</text:p>
          </table:table-cell>
          <table:table-cell table:style-name="ce3"/>
          <table:table-cell/>
          <table:table-cell table:style-name="ce3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2">
          <table:table-cell office:value-type="string">
            <text:p>k[o|ɑ]l &gt; g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k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5">
          <table:table-cell office:value-type="string">
            <text:p>kɑ:rt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3">
          <table:table-cell office:value-type="string">
            <text:p>kekt &gt; gek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eŋ &gt; g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ʰ[e|i]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2">
          <table:table-cell office:value-type="string">
            <text:p>kʰ[u|o]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5">
          <table:table-cell office:value-type="string">
            <text:p>kʰ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kʰɑp &gt; gɑp &gt; gɑp-t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5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ʰɑr &gt; kʰɑrt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:p &gt; kʰra:p-si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5">
          <table:table-cell office:value-type="string">
            <text:p>kʰu: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6">
          <table:table-cell office:value-type="string">
            <text:p>kh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:k &gt; kru:k-t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5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w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kwɑp &gt; kwɑp-t / kwɑp-s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5">
          <table:table-cell office:value-type="string">
            <text:p>l[a|e|o]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6">
          <table:table-cell office:value-type="string">
            <text:p>l[a|o]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 office:value-type="string">
            <text:p>l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i]s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[u|i]m &gt; lim-t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a &gt;&gt; lo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2">
          <table:table-cell office:value-type="string">
            <text:p>la[n|t]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ɛmt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6">
          <table:table-cell office:value-type="string">
            <text:p>l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6">
          <table:table-cell office:value-type="string">
            <text:p>li:[k|ŋ] &gt; li:k-s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luk &gt; luk-t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ma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2">
          <table:table-cell office:value-type="string">
            <text:p>m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5">
          <table:table-cell office:value-type="string">
            <text:p>m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6">
          <table:table-cell office:value-type="string">
            <text:p>mɑ: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6">
          <table:table-cell office:value-type="string">
            <text:p>mɑŋ &gt; mɑkt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2">
          <table:table-cell office:value-type="string">
            <text:p>m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: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2">
          <table:table-cell office:value-type="string">
            <text:p>n[e|i]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table:number-columns-repeated="1004"/>
        </table:table-row>
        <table:table-row table:style-name="ro6">
          <table:table-cell office:value-type="string">
            <text:p>nɑm &gt; nɑm-s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4">
          <table:table-cell office:value-type="string">
            <text:p>nɛ: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nur &gt; nur-si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u|i]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8"/>
          <table:table-cell table:number-columns-repeated="1005"/>
        </table:table-row>
        <table:table-row table:style-name="ro2">
          <table:table-cell office:value-type="string">
            <text:p>ŋ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6">
          <table:table-cell office:value-type="string">
            <text:p>ŋet &gt; ŋet-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ŋin &gt; ŋin-t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2">
          <table:table-cell office:value-type="string">
            <text:p>p[i|e]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6">
          <table:table-cell office:value-type="string">
            <text:p>p[i|ɛ][n]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2">
          <table:table-cell office:value-type="string">
            <text:p>pʰ[i|e][n]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ek &gt; pʰrek-t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pʰ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ʰ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ʰl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6">
          <table:table-cell office:value-type="string">
            <text:p>pʰo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ʰʊk &gt; b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6">
          <table:table-cell office:value-type="string">
            <text:p>plen &gt; pl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lep &gt; plep-t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5">
          <table:table-cell office:value-type="string">
            <text:p>pot &gt; pot-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ɔ &gt;&gt; pa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r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um &gt; pum-t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r[u|ɔ]kt &gt; rɔk-s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8">
          <table:table-cell office:value-type="string">
            <text:p>r|u|o]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r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e[t]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y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table:style-name="ce2" office:value-type="string">
            <text:p>r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6">
          <table:table-cell table:style-name="ce2" office:value-type="string">
            <text:p>r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office:value-type="string">
            <text:p>ru:ŋt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4">
          <table:table-cell table:style-name="ce2" office:value-type="string">
            <text:p>ru[m|p]t &gt; rups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2">
          <table:table-cell office:value-type="string">
            <text:p>s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6">
          <table:table-cell office:value-type="string">
            <text:p>sa:k &gt; sa:k-t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9">
          <table:table-cell office:value-type="string">
            <text:p>s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sɛl &gt; sɛl-t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2">
          <table:table-cell office:value-type="string">
            <text:p>sɛŋ &gt; sɛŋ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5">
          <table:table-cell office:value-type="string">
            <text:p>s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5">
          <table:table-cell office:value-type="string">
            <text:p>s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5">
          <table:table-cell office:value-type="string">
            <text:p>s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s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s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s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sop &gt; sop-t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suk &gt; suk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6">
          <table:table-cell office:value-type="string">
            <text:p>s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5">
          <table:table-cell office:value-type="string">
            <text:p>s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6">
          <table:table-cell office:value-type="string">
            <text:p>t[i|u]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3">
          <table:table-cell office:value-type="string">
            <text:p>tan &gt; tan-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1">
          <table:table-cell office:value-type="string">
            <text:p>tap &gt; tap-s 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5">
          <table:table-cell office:value-type="string">
            <text:p>t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5">
          <table:table-cell office:value-type="string">
            <text:p>t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t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 table:number-columns-repeated="2"/>
          <table:table-cell table:number-columns-repeated="1003"/>
        </table:table-row>
        <table:table-row table:style-name="ro2">
          <table:table-cell office:value-type="string">
            <text:p>tʰ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9">
          <table:table-cell office:value-type="string">
            <text:p>tʰar &gt; tʰar-t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8"/>
          <table:table-cell table:style-name="ce9"/>
          <table:table-cell table:style-name="ce2"/>
          <table:table-cell table:number-columns-repeated="1003"/>
        </table:table-row>
        <table:table-row table:style-name="ro6">
          <table:table-cell office:value-type="string">
            <text:p>tʰ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in &gt; tʰin-t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ʰ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h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2">
          <table:table-cell office:value-type="string">
            <text:p>tʰu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4">
          <table:table-cell office:value-type="string">
            <text:p>tʰʊ[ŋ|k] &gt; tʰʊŋ-t / tʰʊk-s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5">
          <table:table-cell office:value-type="string">
            <text:p>ti: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3">
          <table:table-cell office:value-type="string">
            <text:p>ti: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6">
          <table:table-cell office:value-type="string">
            <text:p>ts[e|a]kt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5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2">
          <table:table-cell office:value-type="string">
            <text:p>ts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ʦ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ent &gt; dzen &gt; dzent</text:p>
          </table:table-cell>
          <table:table-cell table:style-name="ce3"/>
          <table:table-cell/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 office:value-type="string">
            <text:p>cenma (centu)</text:p>
          </table:table-cell>
          <table:table-cell office:value-type="string">
            <text:p>to splice (firewood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ept &gt; tsep-s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sʰɛl &gt; tsʰɛl-t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2">
          <table:table-cell office:value-type="string">
            <text:p>tsʰik &gt; dzik &gt; dzik-t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5">
          <table:table-cell office:value-type="string">
            <text:p>tsʰ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5">
          <table:table-cell office:value-type="string">
            <text:p>tsi:m &gt; tsi:pt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ts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s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ts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6">
          <table:table-cell office:value-type="string">
            <text:p>tsuk &gt; dz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um &gt; #dzum &gt; dzum-t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tsup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ʊk &gt; tʊk-si / dʊk &gt; dʊk-t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8">
          <table:table-cell office:value-type="string">
            <text:p>wa: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2">
          <table:table-cell office:value-type="string">
            <text:p>w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w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ʔ[e|a]m &gt; ʔem-t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ʔɑp &gt; ʔɑp-t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5">
          <table:table-cell office:value-type="string">
            <text:p>ʔ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5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6">
          <table:table-cell office:value-type="string">
            <text:p>ʔ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5">
          <table:table-cell office:value-type="string">
            <text:p>ʔ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5">
          <table:table-cell office:value-type="string">
            <text:p>ʔ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m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ʔnu[r]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5">
          <table:table-cell office:value-type="string">
            <text:p>ʔŋol &gt; ʔŋol-t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ʔɔ:k &gt; ʔɔ:k-t</text:p>
          </table:table-cell>
          <table:table-cell table:style-name="ce3"/>
          <table:table-cell/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7">
          <table:table-cell office:value-type="string">
            <text:p>ʔɔr &gt; ʔɔr-si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6">
          <table:table-cell office:value-type="string">
            <text:p>ʔu[n|t]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4" table:number-rows-repeated="65253">
          <table:table-cell table:number-columns-repeated="1014"/>
        </table:table-row>
        <table:table-row table:style-name="ro4"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table:number-columns-repeated="11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9"/>
        <table:table-column table:style-name="co4" table:default-cell-style-name="ce9"/>
        <table:table-column table:style-name="co2" table:default-cell-style-name="ce9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6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9" table:number-columns-repeated="3"/>
        </table:table-row>
        <table:table-row table:style-name="ro12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8"/>
          <table:table-cell table:style-name="ce9"/>
          <table:table-cell table:style-name="ce8" office:value-type="string">
            <text:p>phoks</text:p>
          </table:table-cell>
          <table:table-cell table:style-name="ce9" office:value-type="string">
            <text:p>rouse, awaken</text:p>
          </table:table-cell>
          <table:table-cell table:style-name="ce9" table:number-columns-repeated="3"/>
        </table:table-row>
        <table:table-row table:style-name="ro10">
          <table:table-cell table:style-name="ce9"/>
          <table:table-cell table:style-name="ce8"/>
          <table:table-cell table:number-columns-repeated="4"/>
          <table:table-cell table:style-name="ce9" table:number-columns-repeated="7"/>
        </table:table-row>
        <table:table-row table:style-name="ro10" table:number-rows-repeated="41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5"/>
          <table:table-cell table:style-name="ce10" table:number-columns-repeated="2"/>
        </table:table-row>
        <table:table-row table:style-name="ro10" table:number-rows-repeated="13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0" table:number-rows-repeated="7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0" table:number-rows-repeated="44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1"/>
        </table:table-row>
        <table:table-row table:style-name="ro10" table:number-rows-repeated="58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0" table:number-rows-repeated="23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0" table:number-rows-repeated="16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 table:number-rows-repeated="65323">
          <table:table-cell table:number-columns-repeated="13"/>
        </table:table-row>
        <table:table-row table:style-name="ro10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database-ranges>
        <table:database-range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28/02/2016</text:date>, <text:time>14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28T14:58:02.37</dc:date>
    <meta:editing-duration>P1DT23H29M14S</meta:editing-duration>
    <meta:editing-cycles>362</meta:editing-cycles>
    <meta:generator>OpenOffice/4.0.1$Win32 OpenOffice.org_project/401m5$Build-9714</meta:generator>
    <dc:creator>Guillaume Jacques</dc:creator>
    <meta:document-statistic meta:table-count="3" meta:cell-count="1861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